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ff950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-color="#808080" draw:opacity="10%" draw:textarea-horizontal-align="justify" draw:textarea-vertical-align="middle" draw:auto-grow-height="false" draw:shadow-opacity="10%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svg:stroke-color="#ff950e" draw:fill="solid" draw:fill-color="#ffffff" draw:opacity="10%" draw:textarea-horizontal-align="justify" draw:textarea-vertical-align="middle" draw:auto-grow-height="false" draw:shadow-opacity="10%"/>
    </style:style>
    <style:style style:name="gr8" style:family="graphic" style:parent-style-name="standard">
      <style:graphic-properties draw:stroke="solid" svg:stroke-color="#ff950e" draw:fill="solid" draw:fill-color="#808080" draw:opacity="5%" draw:textarea-horizontal-align="justify" draw:textarea-vertical-align="middle" draw:auto-grow-height="false" draw:shadow-opacity="5%"/>
    </style:style>
    <style:style style:name="gr9" style:family="graphic" style:parent-style-name="standard">
      <style:graphic-properties draw:stroke="solid" svg:stroke-color="#ff950e" draw:fill-color="#b3b3b3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stroke="none" svg:stroke-color="#000000" draw:fill="solid" draw:fill-color="#808080" draw:opacity="5%" draw:textarea-vertical-align="middle" fo:min-height="0.75cm" draw:shadow-opacity="5%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12" style:family="graphic" style:parent-style-name="standard">
      <style:graphic-properties draw:stroke="none" svg:stroke-color="#ff950e" draw:fill="none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2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style:paragraph-properties fo:text-align="center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1" style:family="paragraph">
      <style:text-properties fo:color="#0000ff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8" style:family="text">
      <style:text-properties fo:color="#0000ff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9" style:family="text">
      <style:text-properties fo:color="#000000" fo:font-size="10.5pt" style:text-underline-style="none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468cm" svg:height="0.962cm" svg:x="3.5cm" svg:y="1.8cm">
          <draw:text-box>
            <text:p>Estimación actual</text:p>
          </draw:text-box>
        </draw:frame>
        <draw:custom-shape draw:style-name="gr2" draw:text-style-name="P1" draw:layer="layout" svg:width="15.5cm" svg:height="23.138cm" svg:x="3cm" svg:y="1.6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5cm" svg:height="5.133cm" svg:x="3.982cm" svg:y="3.753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712cm" svg:height="0.806cm" svg:x="3.982cm" svg:y="3.763cm">
          <draw:text-box>
            <text:p text:style-name="P2"><text:span text:style-name="T1">Esfuerzos</text:span></text:p>
          </draw:text-box>
        </draw:frame>
        <draw:frame draw:style-name="gr1" draw:text-style-name="P3" draw:layer="layout" svg:width="3.749cm" svg:height="0.662cm" svg:x="4.733cm" svg:y="4.634cm">
          <draw:text-box>
            <text:p><text:span text:style-name="T2">Perspectiva Perfiles</text:span></text:p>
          </draw:text-box>
        </draw:frame>
        <draw:frame draw:style-name="gr1" draw:text-style-name="P3" draw:layer="layout" svg:width="3.978cm" svg:height="0.662cm" svg:x="4.733cm" svg:y="5.225cm">
          <draw:text-box>
            <text:p><text:span text:style-name="T2">Perspectiva Usuarios</text:span></text:p>
          </draw:text-box>
        </draw:frame>
        <draw:custom-shape draw:style-name="gr3" draw:text-style-name="P1" draw:layer="layout" svg:width="0.221cm" svg:height="0.212cm" svg:x="4.513cm" svg:y="5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12cm" svg:x="4.514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9cm" svg:height="0.118cm" svg:x="4.56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cm" svg:height="0.5cm" svg:x="5.932cm" svg:y="7.001cm">
          <text:p text:style-name="P1"><text:span text:style-name="T3">Jefe de Proyect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5cm" svg:x="5.932cm" svg:y="7.501cm">
          <text:p text:style-name="P1"><text:span text:style-name="T3">Analista Programad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5cm" svg:x="5.932cm" svg:y="8.001cm">
          <text:p text:style-name="P1"><text:span text:style-name="T3">Programador Senio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8.932cm 7.001cm)">
          <text:p text:style-name="P5"><text:span text:style-name="T4">2011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9.432cm 7.001cm)">
          <text:p text:style-name="P5"><text:span text:style-name="T4">2011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9.932cm 7.001cm)">
          <text:p text:style-name="P5"><text:span text:style-name="T4">2011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0.432cm 7.001cm)">
          <text:p text:style-name="P5"><text:span text:style-name="T4">2011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0.932cm 7.001cm)">
          <text:p text:style-name="P5"><text:span text:style-name="T4">2011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1.432cm 7.001cm)">
          <text:p text:style-name="P5"><text:span text:style-name="T4">2011-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1.932cm 7.001cm)">
          <text:p text:style-name="P5"><text:span text:style-name="T4">2011-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2.432cm 7.001cm)">
          <text:p text:style-name="P5"><text:span text:style-name="T4">2011-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2.932cm 7.001cm)">
          <text:p text:style-name="P5"><text:span text:style-name="T4">2011-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3.432cm 7.001cm)">
          <text:p text:style-name="P5"><text:span text:style-name="T4">2012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3.932cm 7.001cm)">
          <text:p text:style-name="P5"><text:span text:style-name="T4">2012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4.432cm 7.001cm)">
          <text:p text:style-name="P5"><text:span text:style-name="T4">2012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0.5cm" draw:transform="rotate (1.5707963267946) translate (14.932cm 7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5cm" svg:height="0.5cm" svg:x="14.895cm" svg:y="6.273cm">
          <draw:text-box>
            <text:p text:style-name="P6"><text:span text:style-name="T4">&gt;</text:span></text:p>
          </draw:text-box>
        </draw:frame>
        <draw:custom-shape draw:style-name="gr7" draw:text-style-name="P5" draw:layer="layout" svg:width="0.5cm" svg:height="0.5cm" draw:transform="rotate (1.5707963267946) translate (8.9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4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9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4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9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4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8.9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4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9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4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9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4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8.9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4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9.9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4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0.9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4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9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4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9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4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9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4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9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4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9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4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9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4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1.9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4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2.9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4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3.9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4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932cm 7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932cm 8.0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5cm" svg:height="0.5cm" draw:transform="rotate (1.5707963267946) translate (14.932cm 8.501cm)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3.097cm" svg:height="0.662cm" svg:x="5.932cm" svg:y="6.339cm">
          <draw:text-box>
            <text:p text:style-name="P3"><text:span text:style-name="T2">Horas restantes</text:span></text:p>
          </draw:text-box>
        </draw:frame>
        <draw:frame draw:style-name="gr1" draw:text-style-name="P7" draw:layer="layout" svg:width="1.171cm" svg:height="0.569cm" svg:x="15.432cm" svg:y="6.432cm">
          <draw:text-box>
            <text:p text:style-name="P7"><text:span text:style-name="T5">Total</text:span></text:p>
          </draw:text-box>
        </draw:frame>
        <draw:frame draw:style-name="gr1" draw:text-style-name="P7" draw:layer="layout" svg:width="1.51cm" svg:height="0.569cm" svg:x="15.432cm" svg:y="6.932cm">
          <draw:text-box>
            <text:p text:style-name="P7"><text:span text:style-name="T5">0 horas</text:span></text:p>
          </draw:text-box>
        </draw:frame>
        <draw:frame draw:style-name="gr1" draw:text-style-name="P7" draw:layer="layout" svg:width="1.51cm" svg:height="0.569cm" svg:x="15.422cm" svg:y="7.432cm">
          <draw:text-box>
            <text:p text:style-name="P7"><text:span text:style-name="T5">0 horas</text:span></text:p>
          </draw:text-box>
        </draw:frame>
        <draw:frame draw:style-name="gr1" draw:text-style-name="P7" draw:layer="layout" svg:width="1.51cm" svg:height="0.569cm" svg:x="15.432cm" svg:y="8.001cm">
          <draw:text-box>
            <text:p text:style-name="P7"><text:span text:style-name="T5">0 horas</text:span></text:p>
          </draw:text-box>
        </draw:frame>
        <draw:custom-shape draw:style-name="gr2" draw:text-style-name="P1" draw:layer="layout" svg:width="13.5cm" svg:height="7.021cm" svg:x="3.982cm" svg:y="9.12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051cm" svg:height="0.806cm" svg:x="3.982cm" svg:y="9.139cm">
          <draw:text-box>
            <text:p text:style-name="P2"><text:span text:style-name="T1">Costes</text:span></text:p>
          </draw:text-box>
        </draw:frame>
        <draw:custom-shape draw:style-name="gr8" draw:text-style-name="P1" draw:layer="layout" svg:width="2.5cm" svg:height="1cm" svg:x="8.482cm" svg:y="11.4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1cm" svg:x="10.982cm" svg:y="11.4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1cm" svg:x="8.482cm" svg:y="12.4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1cm" svg:x="10.982cm" svg:y="12.4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1cm" svg:x="8.482cm" svg:y="13.4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1cm" svg:x="10.982cm" svg:y="13.4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cm" svg:height="1cm" svg:x="8.482cm" svg:y="10.427cm">
          <text:p text:style-name="P8"><text:span text:style-name="T6">Partida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cm" svg:height="1cm" svg:x="10.982cm" svg:y="10.427cm">
          <text:p text:style-name="P8"><text:span text:style-name="T6">Presupuesto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5cm" svg:height="1cm" svg:x="8.482cm" svg:y="11.427cm">
          <draw:text-box>
            <text:p text:style-name="P9"><text:span text:style-name="T2">Partida 1</text:span></text:p>
          </draw:text-box>
        </draw:frame>
        <draw:frame draw:style-name="gr10" draw:text-style-name="P9" draw:layer="layout" svg:width="2.5cm" svg:height="1cm" svg:x="8.482cm" svg:y="12.427cm">
          <draw:text-box>
            <text:p text:style-name="P9"><text:span text:style-name="T2">Partida 2</text:span></text:p>
          </draw:text-box>
        </draw:frame>
        <draw:frame draw:style-name="gr10" draw:text-style-name="P9" draw:layer="layout" svg:width="2.5cm" svg:height="1cm" svg:x="8.482cm" svg:y="13.427cm">
          <draw:text-box>
            <text:p text:style-name="P9"><text:span text:style-name="T2">Partida 3</text:span></text:p>
          </draw:text-box>
        </draw:frame>
        <draw:frame draw:style-name="gr10" draw:text-style-name="P9" draw:layer="layout" svg:width="2.5cm" svg:height="1cm" svg:x="10.982cm" svg:y="11.427cm">
          <draw:text-box>
            <text:p text:style-name="P9"><text:span text:style-name="T2">100€</text:span></text:p>
          </draw:text-box>
        </draw:frame>
        <draw:frame draw:style-name="gr10" draw:text-style-name="P9" draw:layer="layout" svg:width="2.5cm" svg:height="1cm" svg:x="10.982cm" svg:y="12.427cm">
          <draw:text-box>
            <text:p text:style-name="P9"><text:span text:style-name="T2">200€</text:span></text:p>
          </draw:text-box>
        </draw:frame>
        <draw:frame draw:style-name="gr10" draw:text-style-name="P9" draw:layer="layout" svg:width="2.5cm" svg:height="1cm" svg:x="10.982cm" svg:y="13.427cm">
          <draw:text-box>
            <text:p text:style-name="P9"><text:span text:style-name="T2">300€</text:span></text:p>
          </draw:text-box>
        </draw:frame>
        <draw:frame draw:style-name="gr11" draw:text-style-name="P10" draw:layer="layout" svg:width="2.5cm" svg:height="1cm" svg:x="10.982cm" svg:y="14.427cm">
          <draw:text-box>
            <text:p text:style-name="P10"><text:span text:style-name="T7">600€</text:span></text:p>
          </draw:text-box>
        </draw:frame>
        <draw:custom-shape draw:style-name="gr12" draw:text-style-name="P1" draw:layer="layout" svg:width="2.5cm" svg:height="1cm" svg:x="8.482cm" svg:y="14.4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1cm" svg:x="10.971cm" svg:y="14.4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1cm" svg:x="10.982cm" svg:y="14.42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5cm" svg:height="1cm" svg:x="8.482cm" svg:y="14.427cm">
          <draw:text-box>
            <text:p text:style-name="P10"><text:span text:style-name="T7">Total</text:span></text:p>
          </draw:text-box>
        </draw:frame>
        <draw:frame draw:style-name="gr13" draw:text-style-name="P11" draw:layer="layout" svg:width="2.928cm" svg:height="0.662cm" svg:x="8.507cm" svg:y="15.277cm">
          <draw:text-box>
            <text:p text:style-name="P3"><text:span text:style-name="T8">Nueva partida</text:span></text:p>
          </draw:text-box>
        </draw:frame>
        <draw:frame draw:style-name="gr1" draw:text-style-name="P3" draw:layer="layout" svg:width="3.288cm" svg:height="0.662cm" svg:x="4.482cm" svg:y="10.265cm">
          <draw:text-box>
            <text:p><text:span text:style-name="T2">Gastos Previstos</text:span></text:p>
          </draw:text-box>
        </draw:frame>
        <draw:custom-shape draw:style-name="gr2" draw:text-style-name="P1" draw:layer="layout" svg:width="13.5cm" svg:height="7.117cm" svg:x="3.982cm" svg:y="16.404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382cm" svg:height="0.806cm" svg:x="3.982cm" svg:y="16.414cm">
          <draw:text-box>
            <text:p text:style-name="P2"><text:span text:style-name="T1">Tiempos</text:span></text:p>
          </draw:text-box>
        </draw:frame>
        <draw:frame draw:style-name="gr14" draw:text-style-name="P3" draw:layer="layout" svg:width="3.728cm" svg:height="1.484cm" svg:x="4.482cm" svg:y="17.404cm">
          <draw:text-box>
            <text:p><text:span text:style-name="T2">Fecha prevista para el cierre del</text:span><text:span text:style-name="T2"><text:line-break/></text:span><text:span text:style-name="T2">proyecto</text:span></text:p>
          </draw:text-box>
        </draw:frame>
        <draw:custom-shape draw:style-name="gr15" draw:text-style-name="P4" draw:layer="layout" svg:width="2cm" svg:height="0.5cm" svg:x="8.482cm" svg:y="17.904cm">
          <text:p text:style-name="P1"><text:span text:style-name="T3">31/12/2011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957cm" svg:height="0.662cm" svg:x="4.482cm" svg:y="19.404cm">
          <draw:text-box>
            <text:p><text:span text:style-name="T2">Hitos Previstos</text:span></text:p>
          </draw:text-box>
        </draw:frame>
        <draw:custom-shape draw:style-name="gr8" draw:text-style-name="P1" draw:layer="layout" svg:width="2.5cm" svg:height="1cm" svg:x="8.482cm" svg:y="20.2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1cm" svg:x="10.982cm" svg:y="20.2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1cm" svg:x="8.482cm" svg:y="21.2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1cm" svg:x="10.982cm" svg:y="21.2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cm" svg:height="1cm" svg:x="8.482cm" svg:y="19.242cm">
          <text:p text:style-name="P8"><text:span text:style-name="T6">Hito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cm" svg:height="1cm" svg:x="10.982cm" svg:y="19.242cm">
          <text:p text:style-name="P8"><text:span text:style-name="T6">Fecha de Fin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5cm" svg:height="1cm" svg:x="8.482cm" svg:y="20.242cm">
          <draw:text-box>
            <text:p text:style-name="P9"><text:span text:style-name="T2">Hito 1</text:span></text:p>
          </draw:text-box>
        </draw:frame>
        <draw:frame draw:style-name="gr10" draw:text-style-name="P9" draw:layer="layout" svg:width="2.5cm" svg:height="1cm" svg:x="8.482cm" svg:y="21.242cm">
          <draw:text-box>
            <text:p text:style-name="P9"><text:span text:style-name="T2">Hito 2</text:span></text:p>
          </draw:text-box>
        </draw:frame>
        <draw:frame draw:style-name="gr10" draw:text-style-name="P9" draw:layer="layout" svg:width="2.5cm" svg:height="1cm" svg:x="10.982cm" svg:y="20.242cm">
          <draw:text-box>
            <text:p text:style-name="P9"><text:span text:style-name="T2">31/07/2011</text:span></text:p>
          </draw:text-box>
        </draw:frame>
        <draw:frame draw:style-name="gr10" draw:text-style-name="P9" draw:layer="layout" svg:width="2.5cm" svg:height="1cm" svg:x="10.982cm" svg:y="21.242cm">
          <draw:text-box>
            <text:p text:style-name="P9"><text:span text:style-name="T2">15/09/2011</text:span></text:p>
          </draw:text-box>
        </draw:frame>
        <draw:custom-shape draw:style-name="gr12" draw:text-style-name="P1" draw:layer="layout" svg:width="2.5cm" svg:height="1cm" svg:x="8.5cm" svg:y="22.8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1cm" svg:x="10.989cm" svg:y="22.9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1cm" svg:x="11cm" svg:y="22.898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2.928cm" svg:height="0.662cm" svg:x="8.445cm" svg:y="22.521cm">
          <draw:text-box>
            <text:p text:style-name="P3"><text:span text:style-name="T8">Nuevo hito</text:span></text:p>
          </draw:text-box>
        </draw:frame>
        <draw:frame draw:style-name="gr13" draw:text-style-name="P11" draw:layer="layout" svg:width="4.5cm" svg:height="0.662cm" svg:x="13.506cm" svg:y="11.6cm">
          <draw:text-box>
            <text:p text:style-name="P3"><text:span text:style-name="T8">Modificar</text:span><text:span text:style-name="T9"> | </text:span><text:span text:style-name="T8">Eliminar</text:span></text:p>
          </draw:text-box>
        </draw:frame>
        <draw:frame draw:style-name="gr13" draw:text-style-name="P11" draw:layer="layout" svg:width="4.5cm" svg:height="0.662cm" svg:x="13.506cm" svg:y="12.6cm">
          <draw:text-box>
            <text:p text:style-name="P3"><text:span text:style-name="T8">Modificar</text:span><text:span text:style-name="T9"> | </text:span><text:span text:style-name="T8">Eliminar</text:span></text:p>
          </draw:text-box>
        </draw:frame>
        <draw:frame draw:style-name="gr13" draw:text-style-name="P11" draw:layer="layout" svg:width="4.5cm" svg:height="0.662cm" svg:x="13.506cm" svg:y="13.6cm">
          <draw:text-box>
            <text:p text:style-name="P3"><text:span text:style-name="T8">Modificar</text:span><text:span text:style-name="T9"> | </text:span><text:span text:style-name="T8">Eliminar</text:span></text:p>
          </draw:text-box>
        </draw:frame>
        <draw:frame draw:style-name="gr13" draw:text-style-name="P11" draw:layer="layout" svg:width="4.5cm" svg:height="0.662cm" svg:x="13.518cm" svg:y="20.48cm">
          <draw:text-box>
            <text:p text:style-name="P3"><text:span text:style-name="T8">Modificar</text:span><text:span text:style-name="T9"> | </text:span><text:span text:style-name="T8">Eliminar</text:span></text:p>
          </draw:text-box>
        </draw:frame>
        <draw:frame draw:style-name="gr13" draw:text-style-name="P11" draw:layer="layout" svg:width="4.5cm" svg:height="0.662cm" svg:x="13.5cm" svg:y="21.403cm">
          <draw:text-box>
            <text:p text:style-name="P3"><text:span text:style-name="T8">Modificar</text:span><text:span text:style-name="T9"> | </text:span><text:span text:style-name="T8">Eliminar</text:span></text:p>
          </draw:text-box>
        </draw:frame>
        <draw:custom-shape draw:style-name="gr16" draw:text-style-name="P8" draw:layer="layout" svg:width="4.032cm" svg:height="0.548cm" svg:x="13.357cm" svg:y="23.926cm">
          <text:p text:style-name="P1"><text:span text:style-name="T6">Guardar Estim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3.978cm" svg:height="0.662cm" svg:x="4.733cm" svg:y="5.225cm">
          <draw:text-box>
            <text:p><text:span text:style-name="T2">Perspectiva Usuarios</text:span></text:p>
          </draw:text-box>
        </draw:frame>
        <draw:frame draw:style-name="gr1" draw:text-style-name="P3" draw:layer="layout" svg:width="1.522cm" svg:height="0.662cm" svg:x="3.934cm" svg:y="2.782cm">
          <draw:text-box>
            <text:p><text:span text:style-name="T2">Fecha</text:span></text:p>
          </draw:text-box>
        </draw:frame>
        <draw:custom-shape draw:style-name="gr15" draw:text-style-name="P4" draw:layer="layout" svg:width="2cm" svg:height="0.5cm" svg:x="5.615cm" svg:y="2.872cm">
          <text:p text:style-name="P1"><text:span text:style-name="T3">20/04/20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20T09:22:08</meta:creation-date>
    <dc:date>2011-04-20T11:08:07</dc:date>
    <dc:creator>Carlos Camargo</dc:creator>
    <meta:editing-duration>PT01H46M00S</meta:editing-duration>
    <meta:editing-cycles>4</meta:editing-cycles>
    <meta:generator>OpenOffice.org/3.2$Unix OpenOffice.org_project/320m19$Build-9505</meta:generator>
    <meta:document-statistic meta:object-count="121"/>
  </office:meta>
</office:document-meta>
</file>